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fo:padding="0.0193in" fo:border="0.06pt solid #e5e7eb"/>
    </style:style>
    <style:style style:name="P2" style:family="paragraph" style:parent-style-name="Text_20_body">
      <style:paragraph-properties fo:margin-left="0in" fo:margin-right="0in" fo:text-indent="0in" style:auto-text-indent="false" fo:padding="0.0193in" fo:border="0.06pt solid #e5e7eb"/>
    </style:style>
    <style:style style:name="P3" style:family="paragraph" style:parent-style-name="Text_20_body" style:list-style-name="L1">
      <style:paragraph-properties fo:margin-left="0in" fo:margin-right="0in" fo:text-indent="0in" style:auto-text-indent="false" fo:padding="0.0193in" fo:border="0.06pt solid #e5e7eb"/>
    </style:style>
    <style:style style:name="P4" style:family="paragraph" style:parent-style-name="Text_20_body" style:list-style-name="L2">
      <style:paragraph-properties fo:margin-left="0in" fo:margin-right="0in" fo:text-indent="0in" style:auto-text-indent="false" fo:padding="0.0193in" fo:border="0.06pt solid #e5e7eb"/>
    </style:style>
    <style:style style:name="P5" style:family="paragraph" style:parent-style-name="Text_20_body" style:list-style-name="L3">
      <style:paragraph-properties fo:margin-left="0in" fo:margin-right="0in" fo:text-indent="0in" style:auto-text-indent="false" fo:padding="0.0193in" fo:border="0.06pt solid #e5e7eb"/>
    </style:style>
    <style:style style:name="P6" style:family="paragraph" style:parent-style-name="Text_20_body" style:list-style-name="L4">
      <style:paragraph-properties fo:margin-left="0in" fo:margin-right="0in" fo:text-indent="0in" style:auto-text-indent="false" fo:padding="0.0193in" fo:border="0.06pt solid #e5e7eb"/>
    </style:style>
    <style:style style:name="P7" style:family="paragraph" style:parent-style-name="Text_20_body" style:list-style-name="L5">
      <style:paragraph-properties fo:margin-left="0in" fo:margin-right="0in" fo:text-indent="0in" style:auto-text-indent="false" fo:padding="0.0193in" fo:border="0.06pt solid #e5e7eb"/>
    </style:style>
    <style:style style:name="P8" style:family="paragraph" style:parent-style-name="Text_20_body" style:list-style-name="L6">
      <style:paragraph-properties fo:margin-left="0in" fo:margin-right="0in" fo:text-indent="0in" style:auto-text-indent="false" fo:padding="0.0193in" fo:border="0.06pt solid #e5e7eb"/>
    </style:style>
    <style:style style:name="P9" style:family="paragraph" style:parent-style-name="Text_20_body" style:list-style-name="L7">
      <style:paragraph-properties fo:margin-left="0in" fo:margin-right="0in" fo:text-indent="0in" style:auto-text-indent="false" fo:padding="0.0193in" fo:border="0.06pt solid #e5e7eb"/>
    </style:style>
    <style:style style:name="P10" style:family="paragraph" style:parent-style-name="Text_20_body" style:list-style-name="L8">
      <style:paragraph-properties fo:margin-left="0in" fo:margin-right="0in" fo:text-indent="0in" style:auto-text-indent="false" fo:padding="0.0193in" fo:border="0.06pt solid #e5e7eb"/>
    </style:style>
    <style:style style:name="P11" style:family="paragraph" style:parent-style-name="Text_20_body" style:list-style-name="L9">
      <style:paragraph-properties fo:margin-left="0in" fo:margin-right="0in" fo:text-indent="0in" style:auto-text-indent="false" fo:padding="0.0193in" fo:border="0.06pt solid #e5e7eb"/>
    </style:style>
    <style:style style:name="P12" style:family="paragraph" style:parent-style-name="Text_20_body" style:list-style-name="L10">
      <style:paragraph-properties fo:margin-left="0in" fo:margin-right="0in" fo:text-indent="0in" style:auto-text-indent="false" fo:padding="0.0193in" fo:border="0.06pt solid #e5e7eb"/>
    </style:style>
    <style:style style:name="P13" style:family="paragraph" style:parent-style-name="Standard">
      <style:text-properties officeooo:rsid="001db7d9" officeooo:paragraph-rsid="001db7d9"/>
    </style:style>
    <style:style style:name="T1" style:family="text">
      <style:text-properties officeooo:rsid="001db7d9"/>
    </style:style>
    <style:style style:name="T2" style:family="text">
      <style:text-properties loext:padding="0.0193in" loext:border="0.06pt solid #e5e7e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crypto-portfolio-dashboard-project-description"/><text:span text:style-name="T1">C</text:span>rypto Portfolio Dashboard Project Description</text:h>
      <text:h text:style-name="P1" text:outline-level="2">Project Overview</text:h>
      <text:p text:style-name="P2">A real-time crypto portfolio dashboard has been developed, tracking investments across <text:span text:style-name="Strong_20_Emphasis"><text:span text:style-name="T2">17 different coins</text:span></text:span>. The dashboard is designed in INR (₹) and provides a comprehensive, data-driven view of the portfolio’s performance, leveraging live API data and advanced DAX calculations. The solution is spread across two interactive pages, each offering unique insights and controls for effective portfolio management.</text:p>
      <text:h text:style-name="P1" text:outline-level="2">Problem Statement</text:h>
      <text:p text:style-name="P2">Before this dashboard, crypto investors faced several challenges:</text:p>
      <text:list text:style-name="L1">
        <text:list-item>
          <text:p text:style-name="P3"><text:span text:style-name="Strong_20_Emphasis"><text:span text:style-name="T2">Manual Tracking:</text:span></text:span> Investors had to manually update and track coin prices, quantities, and portfolio values, leading to errors and inefficiency.</text:p>
        </text:list-item>
        <text:list-item>
          <text:p text:style-name="P3"><text:span text:style-name="Strong_20_Emphasis"><text:span text:style-name="T2">Lack of Real-Time Data:</text:span></text:span> Most solutions did not provide live updates, making it hard to react to market changes.</text:p>
        </text:list-item>
        <text:list-item>
          <text:p text:style-name="P3"><text:span text:style-name="Strong_20_Emphasis"><text:span text:style-name="T2">No INR Support:</text:span></text:span> Many platforms showed values in USD or other currencies, making it difficult for Indian investors to assess real returns.</text:p>
        </text:list-item>
        <text:list-item>
          <text:p text:style-name="P3"><text:span text:style-name="Strong_20_Emphasis"><text:span text:style-name="T2">Limited Historical Analysis:</text:span></text:span> Tracking historical performance and trends over a year was cumbersome.</text:p>
        </text:list-item>
        <text:list-item>
          <text:p text:style-name="P3"><text:span text:style-name="Strong_20_Emphasis"><text:span text:style-name="T2">Complex Calculations:</text:span></text:span> Calculating ROI, net profit/loss, and other metrics required manual effort or complex spreadsheets.</text:p>
        </text:list-item>
        <text:list-item>
          <text:p text:style-name="P3"><text:span text:style-name="Strong_20_Emphasis"><text:span text:style-name="T2">Scalability Issues:</text:span></text:span> Managing and analyzing a large number of coins (up to 600) was not feasible with basic tools.</text:p>
        </text:list-item>
      </text:list>
      <text:h text:style-name="P1" text:outline-level="2">Solution Features &amp; How Problems Were Solved</text:h>
      <text:h text:style-name="P1" text:outline-level="2">1. <text:span text:style-name="Strong_20_Emphasis"><text:span text:style-name="T2">Real-Time Data Integration</text:span></text:span></text:h>
      <text:list text:style-name="L2">
        <text:list-item>
          <text:p text:style-name="P4">Live API links fetch the latest prices and historical data for all coins, ensuring the dashboard always reflects current market conditions.</text:p>
        </text:list-item>
        <text:list-item>
          <text:p text:style-name="P4">Daily refresh provides up-to-date information for the last 365 days.</text:p>
        </text:list-item>
      </text:list>
      <text:h text:style-name="P1" text:outline-level="2"><text:soft-page-break/>2. <text:span text:style-name="Strong_20_Emphasis"><text:span text:style-name="T2">Comprehensive Coin Coverage</text:span></text:span></text:h>
      <text:list text:style-name="L3">
        <text:list-item>
          <text:p text:style-name="P5">The dashboard supports up to <text:span text:style-name="Strong_20_Emphasis"><text:span text:style-name="T2">600 coins</text:span></text:span> with logos, allowing users to analyze a wide range of assets.</text:p>
        </text:list-item>
        <text:list-item>
          <text:p text:style-name="P5">Slicers enable quick filtering and selection of specific coins for detailed analysis.</text:p>
        </text:list-item>
      </text:list>
      <text:h text:style-name="P1" text:outline-level="2">3. <text:span text:style-name="Strong_20_Emphasis"><text:span text:style-name="T2">INR-Based Calculations</text:span></text:span></text:h>
      <text:list text:style-name="L4">
        <text:list-item>
          <text:p text:style-name="P6">All values, including investment, current value, profit/loss, and ROI, are displayed in INR, making it highly relevant for Indian users.</text:p>
        </text:list-item>
      </text:list>
      <text:h text:style-name="P1" text:outline-level="2">4. <text:span text:style-name="Strong_20_Emphasis"><text:span text:style-name="T2">Advanced Analytics with DAX</text:span></text:span></text:h>
      <text:list text:style-name="L5">
        <text:list-item>
          <text:p text:style-name="P7">DAX functions are used for complex calculations such as:</text:p>
          <text:list>
            <text:list-item>
              <text:p text:style-name="P7">Coin-wise and total ROI</text:p>
            </text:list-item>
            <text:list-item>
              <text:p text:style-name="P7">Net profit/loss</text:p>
            </text:list-item>
            <text:list-item>
              <text:p text:style-name="P7">Historical price trends</text:p>
            </text:list-item>
            <text:list-item>
              <text:p text:style-name="P7">Dynamic card values using <text:span text:style-name="Source_20_Text"><text:span text:style-name="T2">SELECTEDVALUE</text:span></text:span> for context-sensitive metrics</text:p>
            </text:list-item>
          </text:list>
        </text:list-item>
      </text:list>
      <text:h text:style-name="P1" text:outline-level="2">5. <text:span text:style-name="Strong_20_Emphasis"><text:span text:style-name="T2">User-Friendly Visualization</text:span></text:span></text:h>
      <text:list text:style-name="L6">
        <text:list-item>
          <text:p text:style-name="P8">Interactive charts show price trends, coin quantities, and portfolio distribution.</text:p>
        </text:list-item>
        <text:list-item>
          <text:p text:style-name="P8">Cards display key metrics like coin price, rank, current value, holding, net profit, ROI, ATH (All-Time High), ATL (All-Time Low), and buy price.</text:p>
        </text:list-item>
        <text:list-item>
          <text:p text:style-name="P8">Pie and bar charts provide visual summaries of holdings and performance.</text:p>
        </text:list-item>
      </text:list>
      <text:h text:style-name="P1" text:outline-level="2">6. <text:span text:style-name="Strong_20_Emphasis"><text:span text:style-name="T2">Historical Performance Tracking</text:span></text:span></text:h>
      <text:list text:style-name="L7">
        <text:list-item>
          <text:p text:style-name="P9">The dashboard includes a full year (365 days) of historical price and performance data, enabling users to analyze trends and make informed decisions.</text:p>
        </text:list-item>
      </text:list>
      <text:h text:style-name="P1" text:outline-level="2">7. <text:span text:style-name="Strong_20_Emphasis"><text:span text:style-name="T2">Portfolio Summary</text:span></text:span></text:h>
      <text:list text:style-name="L8">
        <text:list-item>
          <text:p text:style-name="P10">The second page aggregates total investment, current value, ROI, and net profit/loss for the entire portfolio, giving a clear overview at a glance.</text:p>
        </text:list-item>
      </text:list>
      <text:h text:style-name="P1" text:outline-level="2"><text:soft-page-break/>Key Benefits</text:h>
      <text:list text:style-name="L9">
        <text:list-item>
          <text:p text:style-name="P11"><text:span text:style-name="Strong_20_Emphasis"><text:span text:style-name="T2">Saves Time:</text:span></text:span> Automates data collection and calculations, eliminating manual work.</text:p>
        </text:list-item>
        <text:list-item>
          <text:p text:style-name="P11"><text:span text:style-name="Strong_20_Emphasis"><text:span text:style-name="T2">Reduces Errors:</text:span></text:span> Real-time, API-driven data ensures accuracy.</text:p>
        </text:list-item>
        <text:list-item>
          <text:p text:style-name="P11"><text:span text:style-name="Strong_20_Emphasis"><text:span text:style-name="T2">Improves Decision-Making:</text:span></text:span> Visual analytics and historical trends help users make better investment choices.</text:p>
        </text:list-item>
        <text:list-item>
          <text:p text:style-name="P11"><text:span text:style-name="Strong_20_Emphasis"><text:span text:style-name="T2">Scalable:</text:span></text:span> Handles large portfolios with hundreds of coins.</text:p>
        </text:list-item>
        <text:list-item>
          <text:p text:style-name="P11"><text:span text:style-name="Strong_20_Emphasis"><text:span text:style-name="T2">Customizable:</text:span></text:span> Slicers and filters allow users to focus on specific coins or metrics.</text:p>
        </text:list-item>
      </text:list>
      <text:h text:style-name="P1" text:outline-level="2">Technical Highlights</text:h>
      <text:list text:style-name="L10">
        <text:list-item>
          <text:p text:style-name="P12"><text:span text:style-name="Strong_20_Emphasis"><text:span text:style-name="T2">DAX Functions:</text:span></text:span> Used extensively for dynamic calculations and context-aware metrics.</text:p>
        </text:list-item>
        <text:list-item>
          <text:p text:style-name="P12"><text:span text:style-name="Strong_20_Emphasis"><text:span text:style-name="T2">API Integration:</text:span></text:span> Ensures all data is real and up-to-date.</text:p>
        </text:list-item>
        <text:list-item>
          <text:p text:style-name="P12"><text:span text:style-name="Strong_20_Emphasis"><text:span text:style-name="T2">Power BI/Visualization Tool:</text:span></text:span> Enables interactive, visually appealing dashboards.</text:p>
        </text:list-item>
        <text:list-item>
          <text:p text:style-name="P12"><text:span text:style-name="Strong_20_Emphasis"><text:span text:style-name="T2">Daily Refresh:</text:span></text:span> Keeps the portfolio data current with the latest market movements.</text:p>
        </text:list-item>
      </text:list>
      <text:h text:style-name="P1" text:outline-level="2">Conclusion</text:h>
      <text:p text:style-name="P2">This crypto portfolio dashboard transforms the way investors manage and analyze their assets. By solving the key problems of manual tracking, lack of real-time data, and complex calculations, it empowers users with actionable insights and a seamless, INR-based experience tailored for the Indian market.</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4T22:26:00.261293100</meta:creation-date>
    <dc:date>2025-07-04T22:28:07.951273800</dc:date>
    <meta:editing-duration>PT2M9S</meta:editing-duration>
    <meta:editing-cycles>1</meta:editing-cycles>
    <meta:document-statistic meta:table-count="0" meta:image-count="0" meta:object-count="0" meta:page-count="3" meta:paragraph-count="47" meta:word-count="581" meta:character-count="3893" meta:non-whitespace-character-count="3389"/>
    <meta:generator>LibreOffice/25.2.4.3$Windows_X86_64 LibreOffice_project/33e196637044ead23f5c3226cde09b47731f7e27</meta:generator>
  </office:meta>
</office:document-meta>
</file>